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67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53cm" fo:min-width="0cm"/>
    </style:style>
    <style:style style:name="gr4" style:family="graphic" style:parent-style-name="standard">
      <style:graphic-properties svg:stroke-width="0.02cm" draw:marker-start="Arrow" draw:marker-start-width="0.3cm" draw:marker-start-center="true" draw:marker-end="Arrow" draw:marker-end-width="0.3cm" draw:marker-end-center="true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2cm" draw:marker-start-width="0.3cm" draw:marker-end="Arrow" draw:marker-end-width="0.3cm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none" draw:fill="none" fo:min-height="0.6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7cm" fo:min-width="0cm"/>
    </style:style>
    <style:style style:name="gr8" style:family="graphic" style:parent-style-name="standard">
      <style:graphic-properties draw:stroke="dash" draw:stroke-dash="Ultrafine_20_Dashed" svg:stroke-width="0.05cm" draw:marker-start="Arrow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6pt" style:font-size-asian="16pt" style:font-size-complex="16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text-properties fo:color="#000080" fo:font-size="15pt" style:font-size-asian="15pt" style:font-size-complex="15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color="#000080" fo:font-size="15pt" style:font-size-asian="15pt" style:font-size-complex="15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text-align="start"/>
    </style:style>
    <style:style style:name="P9" style:family="paragraph">
      <style:paragraph-properties fo:text-align="end"/>
      <style:text-properties fo:color="#800000" fo:font-size="15pt" style:font-size-asian="15pt" style:font-size-complex="15pt"/>
    </style:style>
    <style:style style:name="P10" style:family="paragraph">
      <style:paragraph-properties fo:text-align="start"/>
      <style:text-properties fo:color="#000000" fo:font-size="15pt" style:font-size-asian="15pt" style:font-size-complex="15pt"/>
    </style:style>
    <style:style style:name="P11" style:family="paragraph">
      <style:paragraph-properties fo:text-align="start"/>
      <style:text-properties style:use-window-font-color="true" fo:font-size="15pt" style:font-size-asian="15pt" style:font-size-complex="15pt"/>
    </style:style>
    <style:style style:name="P12" style:family="paragraph">
      <style:paragraph-properties fo:text-align="center"/>
      <style:text-properties fo:color="#000080" fo:font-size="16pt" style:font-size-asian="16pt" style:font-size-complex="16pt"/>
    </style:style>
    <style:style style:name="P13" style:family="paragraph">
      <style:paragraph-properties fo:text-align="center"/>
      <style:text-properties fo:color="#000080" fo:font-size="15pt" style:font-size-asian="15pt" style:font-size-complex="15pt"/>
    </style:style>
    <style:style style:name="P14" style:family="paragraph">
      <style:text-properties fo:font-size="18pt" style:text-underline-style="solid" style:text-underline-width="auto" style:text-underline-color="font-color" style:font-size-asian="18pt" style:font-size-complex="18pt"/>
    </style:style>
    <style:style style:name="T1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000000"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000080"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000080" fo:font-size="15pt" style:font-size-asian="15pt" style:font-size-complex="15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000080"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000000" fo:font-size="15pt" style:text-underline-style="none" style:font-size-asian="15pt" style:font-size-complex="15pt"/>
    </style:style>
    <style:style style:name="T12" style:family="text">
      <style:text-properties fo:color="#000000" fo:font-size="15pt" style:font-size-asian="15pt" style:font-size-complex="15pt"/>
    </style:style>
    <style:style style:name="T13" style:family="text">
      <style:text-properties style:use-window-font-color="true" fo:font-size="15pt" style:font-size-asian="15pt" style:font-size-complex="15pt"/>
    </style:style>
    <style:style style:name="T14" style:family="text"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T15" style:family="text">
      <style:text-properties fo:color="#000080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6" style:family="text">
      <style:text-properties fo:color="#000000" fo:font-size="18pt" style:text-underline-style="solid" style:text-underline-width="auto" style:text-underline-color="font-color" style:font-size-asian="18pt" style:font-size-complex="18pt"/>
    </style:style>
    <style:style style:name="T17" style:family="text">
      <style:text-properties fo:color="#000000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8" style:family="text">
      <style:text-properties fo:font-size="15pt" style:text-underline-style="none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027cm" svg:height="1.505cm" svg:x="5.461cm" svg:y="2.379cm">
          <draw:text-box>
            <text:p text:style-name="P1"><text:span text:style-name="T1">bibo:Document</text:span></text:p>
            <text:p text:style-name="P1"><text:span text:style-name="T2">(= foaf:Document)</text:span></text:p>
          </draw:text-box>
        </draw:frame>
        <draw:frame draw:style-name="gr1" draw:text-style-name="P3" draw:layer="layout" svg:width="5.4cm" svg:height="1.505cm" svg:x="17.617cm" svg:y="2.346cm">
          <draw:text-box>
            <text:p text:style-name="P1"><text:span text:style-name="T3">foaf:Organization</text:span></text:p>
            <text:p text:style-name="P1"><text:span text:style-name="T4">(= org:Organisaton)</text:span></text:p>
          </draw:text-box>
        </draw:frame>
        <draw:frame draw:style-name="gr1" draw:text-style-name="P3" draw:id="id2" draw:layer="layout" svg:width="6.801cm" svg:height="1.505cm" svg:x="4.544cm" svg:y="13.426cm">
          <draw:text-box>
            <text:p text:style-name="P1"><text:span text:style-name="T5">daia:Storage</text:span></text:p>
            <text:p text:style-name="P1"><text:span text:style-name="T6">(⊆ org:Site, dct:Location)</text:span></text:p>
          </draw:text-box>
        </draw:frame>
        <draw:frame draw:style-name="gr2" draw:text-style-name="P2" draw:layer="layout" svg:width="2.813cm" svg:height="0.878cm" svg:x="6.139cm" svg:y="10.12cm">
          <draw:text-box>
            <text:p text:style-name="P1"><text:span text:style-name="T1">frbr:Item</text:span></text:p>
          </draw:text-box>
        </draw:frame>
        <draw:frame draw:style-name="gr1" draw:text-style-name="P4" draw:layer="layout" svg:width="6.001cm" svg:height="2.015cm" svg:x="8.333cm" svg:y="4.64cm">
          <draw:text-box>
            <text:p><text:span text:style-name="T7">daia:narrowerExemplar</text:span></text:p>
            <text:p><text:span text:style-name="T7">daia:broaderExemplar</text:span></text:p>
            <text:p><text:span text:style-name="T7">daia:exemplar</text:span></text:p>
          </draw:text-box>
        </draw:frame>
        <draw:frame draw:style-name="gr1" draw:text-style-name="P6" draw:layer="layout" svg:width="6.56cm" svg:height="2.015cm" svg:x="1.162cm" svg:y="7.208cm">
          <draw:text-box>
            <text:p text:style-name="P5"><text:span text:style-name="T7">daia:narrowerExemplarOf</text:span></text:p>
            <text:p text:style-name="P5"><text:span text:style-name="T7">daia:broaderExemplarOf</text:span></text:p>
            <text:p text:style-name="P5"><text:span text:style-name="T7">daia:exemplarOf</text:span></text:p>
          </draw:text-box>
        </draw:frame>
        <draw:frame draw:style-name="gr3" draw:text-style-name="P7" draw:layer="layout" svg:width="11.551cm" svg:height="4.303cm" svg:x="17.149cm" svg:y="15.906cm">
          <draw:text-box>
            <text:p><text:span text:style-name="T8">@prefix </text:span><text:span text:style-name="T9">daia:</text:span><text:span text:style-name="T8"> &lt;http://purl.org/ontology/daia/&gt; .</text:span></text:p>
            <text:p><text:span text:style-name="T8">@prefix </text:span><text:span text:style-name="T10">bibo:</text:span><text:span text:style-name="T8"> &lt;http://purl.org/ontology/bibo/&gt; .</text:span></text:p>
            <text:p><text:span text:style-name="T8">@prefix </text:span><text:span text:style-name="T10">dcmitype:</text:span><text:span text:style-name="T8"> &lt;http://purl.org/dc/dcmitype/&gt; .</text:span></text:p>
            <text:p><text:span text:style-name="T8">@prefix </text:span><text:span text:style-name="T10">dct:</text:span><text:span text:style-name="T8"> &lt;http://purl.org/dc/terms/&gt; .</text:span></text:p>
            <text:p><text:span text:style-name="T8">@prefix </text:span><text:span text:style-name="T10">foaf:</text:span><text:span text:style-name="T8"> &lt;http://xmlns.com/foaf/0.1/&gt; .</text:span></text:p>
            <text:p><text:span text:style-name="T8">@prefix </text:span><text:span text:style-name="T10">frbr:</text:span><text:span text:style-name="T8"> &lt;http://purl.org/vocab/frbr/core#&gt; .</text:span></text:p>
            <text:p><text:span text:style-name="T8">@prefix </text:span><text:span text:style-name="T10">org:</text:span><text:span text:style-name="T8"> &lt;http://www.w3.org/ns/org#&gt; .</text:span></text:p>
          </draw:text-box>
        </draw:frame>
        <draw:frame draw:style-name="gr1" draw:text-style-name="P9" draw:layer="layout" svg:width="3.279cm" svg:height="1.427cm" svg:x="1.624cm" svg:y="2.375cm">
          <draw:text-box>
            <text:p text:style-name="P8"><text:span text:style-name="T11">dct:hasPart</text:span></text:p>
            <text:p text:style-name="P8"><text:span text:style-name="T11">dct:isPartOf</text:span></text:p>
          </draw:text-box>
        </draw:frame>
        <draw:path draw:style-name="gr4" draw:text-style-name="P1" draw:layer="layout" svg:width="1.141cm" svg:height="1.7cm" draw:transform="skewX (-0.0211184839491274) rotate (-0.111352006278404) translate (5.66699853764983cm 9.69975455757398cm)" svg:viewBox="0 0 1142 1701" svg:d="m1142 19315c-213 430-444 400-456 401-810 105-964-1589-129-1696 122 7 211-51 467 271">
          <text:p/>
        </draw:path>
        <draw:path draw:style-name="gr4" draw:text-style-name="P1" draw:layer="layout" svg:width="1.234cm" svg:height="2.571cm" draw:transform="skewX (-0.0928515162060809) rotate (-0.157079632680646) translate (4.99038967465773cm 1.73330606582286cm)" svg:viewBox="0 0 1235 2572" svg:d="m1235 3821c-230 650-480 604-492 606-877 159-1044-2403-141-2564 132 10 228-78 505 410">
          <text:p/>
        </draw:path>
        <draw:frame draw:style-name="gr1" draw:text-style-name="P10" draw:layer="layout" svg:width="6.242cm" svg:height="1.427cm" svg:x="22.15cm" svg:y="4.512cm">
          <draw:text-box>
            <text:p text:style-name="P8"><text:span text:style-name="T12">org:subOrganizationOf</text:span></text:p>
            <text:p text:style-name="P8"><text:span text:style-name="T12">org:hasSubOrganization</text:span></text:p>
          </draw:text-box>
        </draw:frame>
        <draw:line draw:style-name="gr5" draw:text-style-name="P1" draw:layer="layout" svg:x1="7.983cm" svg:y1="11.117cm" svg:x2="7.954cm" svg:y2="13.437cm">
          <text:p/>
        </draw:line>
        <draw:frame draw:style-name="gr1" draw:text-style-name="P11" draw:layer="layout" svg:width="2.902cm" svg:height="0.839cm" svg:x="4.819cm" svg:y="12.124cm">
          <draw:text-box>
            <text:p text:style-name="P8"><text:span text:style-name="T13">dct:spatial</text:span></text:p>
          </draw:text-box>
        </draw:frame>
        <draw:frame draw:style-name="gr6" draw:text-style-name="P12" draw:layer="layout" svg:width="5.976cm" svg:height="1.505cm" svg:x="17.834cm" svg:y="9.988cm">
          <draw:text-box>
            <text:p text:style-name="P1"><text:span text:style-name="T5">daia:Service</text:span></text:p>
            <text:p text:style-name="P1"><text:span text:style-name="T14">(⊆ dcmitype:Service)</text:span></text:p>
          </draw:text-box>
        </draw:frame>
        <draw:frame draw:style-name="gr6" draw:text-style-name="P12" draw:layer="layout" svg:width="4.498cm" svg:height="0.879cm" svg:x="18.389cm" svg:y="13.278cm">
          <draw:text-box>
            <text:p text:style-name="P1"><text:span text:style-name="T5">daia:Limitation</text:span></text:p>
          </draw:text-box>
        </draw:frame>
        <draw:frame draw:style-name="gr1" draw:text-style-name="P4" draw:layer="layout" svg:width="3.673cm" svg:height="0.839cm" svg:x="20.796cm" svg:y="8.463cm">
          <draw:text-box>
            <text:p><text:span text:style-name="T7">daia:provides</text:span></text:p>
          </draw:text-box>
        </draw:frame>
        <draw:line draw:style-name="gr5" draw:text-style-name="P1" draw:layer="layout" svg:x1="8.283cm" svg:y1="4.07cm" svg:x2="8.256cm" svg:y2="10.019cm">
          <text:p/>
        </draw:line>
        <draw:line draw:style-name="gr5" draw:text-style-name="P1" draw:layer="layout" svg:x1="7.784cm" svg:y1="10.019cm" svg:x2="7.757cm" svg:y2="4.07cm">
          <text:p/>
        </draw:line>
        <draw:line draw:style-name="gr5" draw:text-style-name="P1" draw:layer="layout" svg:x1="20.783cm" svg:y1="3.892cm" svg:x2="20.756cm" svg:y2="9.989cm">
          <text:p/>
        </draw:line>
        <draw:line draw:style-name="gr5" draw:text-style-name="P1" draw:id="id1" draw:layer="layout" svg:x1="20.284cm" svg:y1="9.989cm" svg:x2="20.257cm" svg:y2="3.892cm">
          <text:p/>
        </draw:line>
        <draw:line draw:style-name="gr5" draw:text-style-name="P1" draw:layer="layout" svg:x1="10.54cm" svg:y1="2.979cm" svg:x2="17.761cm" svg:y2="3.01cm">
          <text:p/>
        </draw:line>
        <draw:frame draw:style-name="gr1" draw:text-style-name="P4" draw:layer="layout" svg:width="4.587cm" svg:height="0.839cm" svg:x="11.767cm" svg:y="2.113cm">
          <draw:text-box>
            <text:p><text:span text:style-name="T7">daia:collectedBy*</text:span></text:p>
          </draw:text-box>
        </draw:frame>
        <draw:frame draw:style-name="gr1" draw:text-style-name="P4" draw:layer="layout" svg:width="4.617cm" svg:height="0.839cm" svg:x="11.699cm" svg:y="3.439cm">
          <draw:text-box>
            <text:p><text:span text:style-name="T7">daia:inCollection*</text:span></text:p>
          </draw:text-box>
        </draw:frame>
        <draw:line draw:style-name="gr5" draw:text-style-name="P1" draw:layer="layout" svg:x1="17.642cm" svg:y1="3.38cm" svg:x2="10.54cm" svg:y2="3.411cm">
          <text:p/>
        </draw:line>
        <draw:frame draw:style-name="gr1" draw:text-style-name="P4" draw:layer="layout" svg:width="2.932cm" svg:height="0.839cm" draw:transform="rotate (0.5235987755982) translate (13.536cm 7.726cm)">
          <draw:text-box>
            <text:p text:style-name="P5"><text:span text:style-name="T7">daia:holds</text:span></text:p>
          </draw:text-box>
        </draw:frame>
        <draw:frame draw:style-name="gr1" draw:text-style-name="P4" draw:layer="layout" svg:width="3.283cm" svg:height="0.839cm" draw:transform="rotate (0.5235987755982) translate (12.757cm 6.716cm)">
          <draw:text-box>
            <text:p text:style-name="P5"><text:span text:style-name="T7">daia:heldBy</text:span></text:p>
          </draw:text-box>
        </draw:frame>
        <draw:line draw:style-name="gr5" draw:text-style-name="P1" draw:layer="layout" svg:x1="19.459cm" svg:y1="4.348cm" svg:x2="9.11cm" svg:y2="10.245cm">
          <text:p/>
        </draw:line>
        <draw:line draw:style-name="gr5" draw:text-style-name="P1" draw:layer="layout" svg:x1="8.751cm" svg:y1="10.037cm" svg:x2="18.816cm" svg:y2="4.151cm">
          <text:p/>
        </draw:line>
        <draw:frame draw:style-name="gr1" draw:text-style-name="P13" draw:layer="layout" svg:width="5.197cm" svg:height="1.427cm" svg:x="11.349cm" svg:y="9.078cm">
          <draw:text-box>
            <text:p text:style-name="P1"><text:span text:style-name="T7">daia:availableFor /</text:span></text:p>
            <text:p text:style-name="P1"><text:span text:style-name="T7">daia:unAvailableFor</text:span></text:p>
          </draw:text-box>
        </draw:frame>
        <draw:frame draw:style-name="gr1" draw:text-style-name="P14" draw:layer="layout" svg:width="11.691cm" svg:height="3.314cm" svg:x="1.921cm" svg:y="16.501cm">
          <draw:text-box>
            <text:p><text:span text:style-name="T15">DAIA/RDF</text:span><text:span text:style-name="T16"> </text:span><text:span text:style-name="T17">core classes and relations</text:span></text:p>
            <text:p><text:span text:style-name="T11">2011-12-15. See also:</text:span><text:span text:style-name="T18"> </text:span><text:span text:style-name="T18"><text:a xlink:href="http://purl.org/NET/DAIA">http://purl.org/NET/DAIA</text:a></text:span></text:p>
            <text:p text:style-name="P8"><text:span text:style-name="T11"/></text:p>
            <text:p text:style-name="P8"><text:span text:style-name="T12">*daia:collectedBy/inCollection imply a collection</text:span></text:p>
            <text:p text:style-name="P8"><text:span text:style-name="T12">Not included: </text:span><text:span text:style-name="T7">daia:Response</text:span><text:span text:style-name="T12"> (metadata)</text:span></text:p>
          </draw:text-box>
        </draw:frame>
        <draw:line draw:style-name="gr5" draw:text-style-name="P1" draw:layer="layout" svg:x1="20.783cm" svg:y1="11.535cm" svg:x2="20.756cm" svg:y2="13.191cm">
          <text:p/>
        </draw:line>
        <draw:line draw:style-name="gr5" draw:text-style-name="P1" draw:layer="layout" svg:x1="20.284cm" svg:y1="13.191cm" svg:x2="20.257cm" svg:y2="11.535cm">
          <text:p/>
        </draw:line>
        <draw:frame draw:style-name="gr1" draw:text-style-name="P4" draw:layer="layout" svg:width="3.812cm" svg:height="0.839cm" svg:x="20.826cm" svg:y="11.946cm">
          <draw:text-box>
            <text:p><text:span text:style-name="T7">daia:limitedBy</text:span></text:p>
          </draw:text-box>
        </draw:frame>
        <draw:frame draw:style-name="gr1" draw:text-style-name="P4" draw:layer="layout" svg:width="2.868cm" svg:height="0.839cm" svg:x="17.377cm" svg:y="11.768cm">
          <draw:text-box>
            <text:p><text:span text:style-name="T7">daia:limits</text:span></text:p>
          </draw:text-box>
        </draw:frame>
        <draw:line draw:style-name="gr5" draw:text-style-name="P1" draw:layer="layout" svg:x1="9.292cm" svg:y1="10.482cm" svg:x2="18.878cm" svg:y2="10.514cm">
          <text:p/>
        </draw:line>
        <draw:frame draw:style-name="gr7" draw:text-style-name="P13" draw:layer="layout" svg:width="4.96cm" svg:height="1.487cm" svg:x="11.384cm" svg:y="10.97cm">
          <draw:text-box>
            <text:p text:style-name="P1"><text:span text:style-name="T7">daia:availableOf /</text:span></text:p>
            <text:p text:style-name="P1"><text:span text:style-name="T7">daia:unAvailableOf</text:span></text:p>
          </draw:text-box>
        </draw:frame>
        <draw:line draw:style-name="gr5" draw:text-style-name="P1" draw:layer="layout" svg:x1="17.721cm" svg:y1="10.881cm" svg:x2="8.991cm" svg:y2="10.912cm">
          <text:p/>
        </draw:line>
        <draw:path draw:style-name="gr4" draw:text-style-name="P1" draw:layer="layout" svg:width="1.234cm" svg:height="2.571cm" draw:transform="skewX (0.092502450355682) rotate (0.156730566829061) translate (22.2298349341234cm 1.92730617802085cm)" svg:viewBox="0 0 1235 2572" svg:d="m0 12706c230 650 480 604 492 606 877 158 1044-2404 141-2565-132 11-228-77-505 411">
          <text:p/>
        </draw:path>
        <draw:frame draw:style-name="gr1" draw:text-style-name="P9" draw:layer="layout" svg:width="3.279cm" svg:height="1.427cm" svg:x="2.249cm" svg:y="9.927cm">
          <draw:text-box>
            <text:p text:style-name="P8"><text:span text:style-name="T11">dct:hasPart</text:span></text:p>
            <text:p text:style-name="P8"><text:span text:style-name="T11">dct:isPartOf</text:span></text:p>
          </draw:text-box>
        </draw:frame>
        <draw:connector draw:style-name="gr8" draw:text-style-name="P1" draw:layer="layout" draw:type="curve" draw:line-skew="1.939cm" svg:x1="20.27cm" svg:y1="3.892cm" svg:x2="11.345cm" svg:y2="14.178cm" draw:start-shape="id1" draw:start-glue-point="0" draw:end-shape="id2" draw:end-glue-point="1" svg:d="m20270 3892c0 2158-2272 1798-2860 3830s508 6456-6065 6456">
          <text:p/>
        </draw:connector>
        <draw:frame draw:style-name="gr9" draw:text-style-name="P4" draw:layer="layout" svg:width="4.32cm" svg:height="0.839cm" svg:x="15.896cm" svg:y="7.801cm">
          <draw:text-box>
            <text:p><text:span text:style-name="T7">daia:providedBy</text:span></text:p>
          </draw:text-box>
        </draw:frame>
        <draw:frame draw:style-name="gr1" draw:text-style-name="P11" draw:layer="layout" svg:width="3.194cm" svg:height="0.839cm" svg:x="12.578cm" svg:y="13.611cm">
          <draw:text-box>
            <text:p text:style-name="P8"><text:span text:style-name="T13">org:hasSite</text:span></text:p>
          </draw:text-box>
        </draw:frame>
        <draw:frame draw:style-name="gr1" draw:text-style-name="P11" draw:layer="layout" svg:width="2.809cm" svg:height="0.839cm" svg:x="13.5cm" svg:y="12.899cm">
          <draw:text-box>
            <text:p text:style-name="P8"><text:span text:style-name="T13">org:siteO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akob </meta:initial-creator>
    <meta:creation-date>2011-12-15T15:13:03</meta:creation-date>
    <meta:editing-duration>PT00H01M07S</meta:editing-duration>
    <meta:editing-cycles>3</meta:editing-cycles>
    <meta:generator>OpenOffice.org/3.2$Linux OpenOffice.org_project/320m12$Build-9483</meta:generator>
    <dc:date>2011-12-15T15:14:04</dc:date>
    <dc:creator>Jakob </dc:creator>
    <meta:document-statistic meta:object-count="43"/>
  </office:meta>
</office:document-meta>
</file>